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8d" officeooo:paragraph-rsid="000b938d"/>
    </style:style>
    <style:style style:name="P2" style:family="paragraph" style:parent-style-name="Standard">
      <style:text-properties officeooo:rsid="000b938d" officeooo:paragraph-rsid="00a28439"/>
    </style:style>
    <style:style style:name="P3" style:family="paragraph" style:parent-style-name="Standard">
      <style:text-properties officeooo:rsid="0082ed01" officeooo:paragraph-rsid="000b938d"/>
    </style:style>
    <style:style style:name="P4" style:family="paragraph" style:parent-style-name="Standard">
      <style:text-properties officeooo:rsid="00a02ab8" officeooo:paragraph-rsid="00a02ab8"/>
    </style:style>
    <style:style style:name="P5" style:family="paragraph" style:parent-style-name="Standard">
      <style:text-properties officeooo:rsid="00a02ab8" officeooo:paragraph-rsid="00a28439"/>
    </style:style>
    <style:style style:name="P6" style:family="paragraph" style:parent-style-name="Standard">
      <style:text-properties officeooo:rsid="00a0c11b" officeooo:paragraph-rsid="00a0c11b"/>
    </style:style>
    <style:style style:name="P7" style:family="paragraph" style:parent-style-name="Standard">
      <style:text-properties officeooo:rsid="00a0c11b" officeooo:paragraph-rsid="00a28439"/>
    </style:style>
    <style:style style:name="P8" style:family="paragraph" style:parent-style-name="Standard">
      <style:text-properties officeooo:rsid="00a28439" officeooo:paragraph-rsid="00a28439"/>
    </style:style>
    <style:style style:name="P9" style:family="paragraph" style:parent-style-name="Standard">
      <style:text-properties officeooo:rsid="00ab04b9" officeooo:paragraph-rsid="00ab04b9"/>
    </style:style>
    <style:style style:name="P10" style:family="paragraph" style:parent-style-name="Standard">
      <style:paragraph-properties fo:break-before="page"/>
      <style:text-properties officeooo:rsid="00a0c11b" officeooo:paragraph-rsid="00a28439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officeooo:rsid="009d91ef"/>
    </style:style>
    <style:style style:name="T3" style:family="text">
      <style:text-properties officeooo:rsid="00a0c11b"/>
    </style:style>
    <style:style style:name="T4" style:family="text">
      <style:text-properties officeooo:rsid="00a28439"/>
    </style:style>
    <style:style style:name="T5" style:family="text">
      <style:text-properties officeooo:rsid="00ab04b9"/>
    </style:style>
    <style:style style:name="T6" style:family="text">
      <style:text-properties officeooo:rsid="00b0a30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29" text:anchor-type="as-char" svg:y="-0.2925in" svg:width="2.8925in" svg:height="0.4717in" draw:z-index="0"><draw:object xlink:href="./Object 29" xlink:type="simple" xlink:show="embed" xlink:actuate="onLoad"/><draw:image xlink:href="./ObjectReplacements/Object 29" xlink:type="simple" xlink:show="embed" xlink:actuate="onLoad"/><svg:desc>formula</svg:desc></draw:frame><text:s/><text:span text:style-name="T2">1.29</text:span></text:p>
      <text:p text:style-name="P1"/>
      <text:p text:style-name="P4">This expression can be simplified using integration by parts</text:p>
      <text:p text:style-name="P1"/>
      <text:p text:style-name="P4"><draw:frame draw:style-name="fr1" draw:name="Object4" text:anchor-type="as-char" svg:y="-0.2437in" svg:width="2.5256in" svg:height="0.3929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><draw:frame draw:style-name="fr1" draw:name="Object30" text:anchor-type="as-char" svg:y="-0.2437in" svg:width="2.0591in" svg:height="0.3929in" draw:z-index="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"/>
      <text:p text:style-name="P1"><draw:frame draw:style-name="fr1" draw:name="Object31" text:anchor-type="as-char" svg:y="-0.2925in" svg:width="7.2693in" svg:height="0.4717in" draw:z-index="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3"/>
      <text:p text:style-name="P4">now, the author indicates that<draw:frame draw:style-name="fr1" draw:name="Object1" text:anchor-type="as-char" svg:y="-0.2854in" svg:width="1.9429in" svg:height="0.4543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/>
      <text:p text:style-name="P4">but I don’t see how to use L’Hopital’s rule here. <text:s/>There is no clearly defined numerator or denominator.</text:p>
      <text:p text:style-name="P4"/>
      <text:p text:style-name="P4">Looking on Paul’s online math notes, you can use the trick <draw:frame draw:style-name="fr1" draw:name="Object2" text:anchor-type="as-char" svg:y="-0.2437in" svg:width="0.5354in" svg:height="0.595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/>
      <text:p text:style-name="P4"><draw:frame draw:style-name="fr1" draw:name="Object3" text:anchor-type="as-char" svg:y="-0.5437in" svg:width="5.5827in" svg:height="0.93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"/>
      <text:p text:style-name="P6">From here, we can use the knowledge that the wave function approaches 0 at <draw:frame draw:style-name="fr1" draw:name="Object5" text:anchor-type="as-char" svg:y="-0.1484in" svg:width="0.5602in" svg:height="0.1839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(and therefore that its derivative does as well) to set this term equal to 0.</text:p>
      <text:p text:style-name="P6"/>
      <text:p text:style-name="P6"><draw:frame draw:style-name="fr1" draw:name="Object6" text:anchor-type="as-char" svg:y="-0.2925in" svg:width="2.6602in" svg:height="0.471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4">1.30</text:span></text:p>
      <text:p text:style-name="P6"/>
      <text:p text:style-name="P8">1.31 continued on next page</text:p>
      <text:p text:style-name="P10"><text:s/><draw:frame draw:style-name="fr1" draw:name="Object7" text:anchor-type="as-char" svg:y="-0.2925in" svg:width="2.6602in" svg:height="0.4717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">1.30</text:span></text:p>
      <text:p text:style-name="P7"/>
      <text:p text:style-name="P7"><draw:frame draw:style-name="fr1" draw:name="Object9" text:anchor-type="as-char" svg:y="-0.2925in" svg:width="3.1626in" svg:height="0.4717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5"><text:span text:style-name="T5">The two halves of the</text:span><text:span text:style-name="T4"> integral </text:span>can be <text:span text:style-name="T5">combined </text:span>using integration by parts</text:p>
      <text:p text:style-name="P2"/>
      <text:p text:style-name="P8">we will <text:span text:style-name="T5">transform the second half to the form of the first</text:span>:</text:p>
      <text:p text:style-name="P8"/>
      <text:p text:style-name="P8"><draw:frame draw:style-name="fr1" draw:name="Object8" text:anchor-type="as-char" svg:y="-0.2925in" svg:width="0.9764in" svg:height="0.471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5"><draw:frame draw:style-name="fr1" draw:name="Object11" text:anchor-type="as-char" svg:y="-0.2437in" svg:width="1.3535in" svg:height="0.392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/>
      <text:p text:style-name="P2"><draw:frame draw:style-name="fr1" draw:name="Object10" text:anchor-type="as-char" svg:y="-0.2437in" svg:width="1.1756in" svg:height="0.3929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2"><draw:frame draw:style-name="fr1" draw:name="Object12" text:anchor-type="as-char" svg:y="-0.2925in" svg:width="2.8016in" svg:height="0.4717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/>
      <text:p text:style-name="P2"><text:span text:style-name="T1"><draw:frame draw:style-name="fr1" draw:name="Object13" text:anchor-type="as-char" svg:y="-0.2925in" svg:width="2.5362in" svg:height="0.4717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/>
      <text:p text:style-name="P9">once again we will use the fact <text:span text:style-name="T3">that the wave function approaches 0 at </text:span><text:span text:style-name="T3"><draw:frame draw:style-name="fr1" draw:name="Object14" text:anchor-type="as-char" svg:y="-0.1484in" svg:width="0.5602in" svg:height="0.1839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9"/>
      <text:p text:style-name="P9"><draw:frame draw:style-name="fr1" draw:name="Object15" text:anchor-type="as-char" svg:y="-0.2925in" svg:width="1.9484in" svg:height="0.4717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text:s/>This itself is an interesting equality that we should remember</text:p>
      <text:p text:style-name="P9"/>
      <text:p text:style-name="P9"><draw:frame draw:style-name="fr1" draw:name="Object16" text:anchor-type="as-char" svg:y="-0.2925in" svg:width="3.1866in" svg:height="0.4717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9"><draw:frame draw:style-name="fr1" draw:name="Object17" text:anchor-type="as-char" svg:y="-0.2925in" svg:width="1.7898in" svg:height="0.4717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text:s/><text:span text:style-name="T6">1.3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2-07T03:12:12.992000000</dc:date>
    <meta:editing-duration>PT21H5M43S</meta:editing-duration>
    <meta:editing-cycles>159</meta:editing-cycles>
    <meta:generator>LibreOffice/7.1.5.2$Windows_X86_64 LibreOffice_project/85f04e9f809797b8199d13c421bd8a2b025d52b5</meta:generator>
    <meta:print-date>2021-12-06T23:44:23.229000000</meta:print-date>
    <meta:document-statistic meta:table-count="0" meta:image-count="0" meta:object-count="20" meta:page-count="2" meta:paragraph-count="25" meta:word-count="135" meta:character-count="743" meta:non-whitespace-character-count="615"/>
  </office:meta>
</office:document-meta>
</file>

<file path=Object 1/content.xml><?xml version="1.0" encoding="utf-8"?>
<math xmlns="http://www.w3.org/1998/Math/MathML" display="block">
  <semantics>
    <mrow>
      <msubsup>
        <mrow>
          <mrow>
            <mrow>
              <mi>x</mi>
              <mo stretchy="false">⋅</mo>
              <mrow>
                <mo fence="true" form="prefix" stretchy="false">(</mo>
                <mrow>
                  <mrow>
                    <mrow>
                      <mrow>
                        <mi>ψ</mi>
                        <mtext>*</mtext>
                      </mrow>
                      <mo stretchy="false">⋅</mo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x</mi>
                        </mrow>
                      </mfrac>
                    </mrow>
                    <mo stretchy="false">−</mo>
                    <mrow>
                      <mfrac>
                        <mrow>
                          <mo stretchy="false">∂</mo>
                          <mi>ψ</mi>
                          <mtext>*</mtext>
                        </mrow>
                        <mrow>
                          <mo stretchy="false">∂</mo>
                          <mi>x</mi>
                        </mrow>
                      </mfrac>
                      <mo stretchy="false">⋅</mo>
                      <mi>ψ</mi>
                    </mrow>
                  </mrow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−</mo>
          <mi>∞</mi>
        </mrow>
        <mi>∞</mi>
      </msubsup>
      <mo stretchy="false">=</mo>
      <mn>0</mn>
    </mrow>
    <annotation encoding="StarMath 5.0"> evaluate { x cdot ( {ψ "*"} cdot {{{partial ψ}} over {partial x}} - {{{partial ψ "*"}} over {partial x}} cdot ψ ) } from{-∞} to{∞} = 0</annotation>
  </semantics>
</math>
</file>

<file path=Object 10/content.xml><?xml version="1.0" encoding="utf-8"?>
<math xmlns="http://www.w3.org/1998/Math/MathML" display="block">
  <semantics>
    <mrow>
      <mrow>
        <mi mathvariant="italic">du</mi>
        <mo stretchy="false">=</mo>
        <mfrac>
          <mrow>
            <mo stretchy="false">∂</mo>
            <mi>ψ</mi>
          </mrow>
          <mrow>
            <mo stretchy="false">∂</mo>
            <mi>x</mi>
          </mrow>
        </mfrac>
      </mrow>
      <mi>;</mi>
      <mrow>
        <mi>v</mi>
        <mo stretchy="false">=</mo>
        <mi>ψ</mi>
      </mrow>
      <mtext>*</mtext>
    </mrow>
    <annotation encoding="StarMath 5.0">du = {partial ψ } over {partial x}; v = ψ "*"</annotation>
  </semantics>
</math>
</file>

<file path=Object 11/content.xml><?xml version="1.0" encoding="utf-8"?>
<math xmlns="http://www.w3.org/1998/Math/MathML" display="block">
  <semantics>
    <mrow>
      <mrow>
        <mi>u</mi>
        <mo stretchy="false">=</mo>
        <mi>ψ</mi>
      </mrow>
      <mi>;</mi>
      <mrow>
        <mi mathvariant="italic">dv</mi>
        <mo stretchy="false">=</mo>
        <mfrac>
          <mrow>
            <mo stretchy="false">∂</mo>
            <mi>ψ</mi>
            <mtext>*</mtext>
          </mrow>
          <mrow>
            <mo stretchy="false">∂</mo>
            <mi>x</mi>
          </mrow>
        </mfrac>
      </mrow>
      <mi mathvariant="italic">dx</mi>
    </mrow>
    <annotation encoding="StarMath 5.0">u = ψ ; dv = {{{partial ψ "*"}} over {partial x}}  dx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row>
          <mrow>
            <mfrac>
              <mrow>
                <mrow>
                  <mo stretchy="false">∂</mo>
                  <mi>ψ</mi>
                </mrow>
                <mtext>*</mtext>
              </mrow>
              <mrow>
                <mo stretchy="false">∂</mo>
                <mi>x</mi>
              </mrow>
            </mfrac>
            <mo stretchy="false">⋅</mo>
            <mi>ψ</mi>
          </mrow>
          <mi mathvariant="italic">dx</mi>
        </mrow>
      </mrow>
      <mo stretchy="false">=</mo>
      <mrow>
        <mrow>
          <munderover>
            <mo stretchy="false">∫</mo>
            <mrow>
              <mo stretchy="false">−</mo>
              <mi>∞</mi>
            </mrow>
            <mi>∞</mi>
          </munderover>
          <mi>u</mi>
        </mrow>
        <mo stretchy="false">⋅</mo>
        <mi mathvariant="italic">dv</mi>
      </mrow>
      <mo stretchy="false">=</mo>
      <mrow>
        <msubsup>
          <mrow>
            <mrow>
              <mrow>
                <mi>u</mi>
                <mo stretchy="false">⋅</mo>
                <mi>v</mi>
              </mrow>
            </mrow>
            <mo fence="true" form="postfix" stretchy="true">|</mo>
          </mrow>
          <mrow>
            <mo stretchy="false">−</mo>
            <mi>∞</mi>
          </mrow>
          <mi>∞</mi>
        </msubsup>
        <mo stretchy="false">−</mo>
        <mrow>
          <mrow>
            <munderover>
              <mo stretchy="false">∫</mo>
              <mrow>
                <mo stretchy="false">−</mo>
                <mi>∞</mi>
              </mrow>
              <mi>∞</mi>
            </munderover>
            <mi>v</mi>
          </mrow>
          <mo stretchy="false">⋅</mo>
          <mi mathvariant="italic">du</mi>
        </mrow>
      </mrow>
    </mrow>
    <annotation encoding="StarMath 5.0">int from{-∞} to{∞} {{{{partial ψ} "*"} over {partial x}} cdot {ψ } dx} = int from{-∞} to{∞} u cdot dv = evaluate { u cdot v } from{-∞} to{∞} - int from{-∞} to{∞} v cdot du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row>
          <mrow>
            <mfrac>
              <mrow>
                <mrow>
                  <mo stretchy="false">∂</mo>
                  <mi>ψ</mi>
                </mrow>
                <mtext>*</mtext>
              </mrow>
              <mrow>
                <mo stretchy="false">∂</mo>
                <mi>x</mi>
              </mrow>
            </mfrac>
            <mo stretchy="false">⋅</mo>
            <mi>ψ</mi>
          </mrow>
          <mi mathvariant="italic">dx</mi>
        </mrow>
      </mrow>
      <mo stretchy="false">=</mo>
      <mrow>
        <msubsup>
          <mrow>
            <mrow>
              <mrow>
                <mi>ψ</mi>
                <mo stretchy="false">⋅</mo>
                <mrow>
                  <mi>ψ</mi>
                  <mtext>*</mtext>
                </mrow>
              </mrow>
            </mrow>
            <mo fence="true" form="postfix" stretchy="true">|</mo>
          </mrow>
          <mrow>
            <mo stretchy="false">−</mo>
            <mi>∞</mi>
          </mrow>
          <mi>∞</mi>
        </msubsup>
        <mo stretchy="false">−</mo>
        <mrow>
          <mrow>
            <munderover>
              <mo stretchy="false">∫</mo>
              <mrow>
                <mo stretchy="false">−</mo>
                <mi>∞</mi>
              </mrow>
              <mi>∞</mi>
            </munderover>
            <mrow>
              <mi>ψ</mi>
              <mtext>*</mtext>
            </mrow>
          </mrow>
          <mo stretchy="false">⋅</mo>
          <mfrac>
            <mrow>
              <mo stretchy="false">∂</mo>
              <mi>ψ</mi>
            </mrow>
            <mrow>
              <mo stretchy="false">∂</mo>
              <mi>x</mi>
            </mrow>
          </mfrac>
        </mrow>
      </mrow>
    </mrow>
    <annotation encoding="StarMath 5.0">int from{-∞} to{∞} {{{{partial ψ} "*"} over {partial x}} cdot {ψ } dx} = evaluate { {ψ } cdot {ψ "*"} } from{-∞} to{∞} - int from{-∞} to{∞} {ψ "*"} cdot {{partial ψ } over { partial x }}</annotation>
  </semantics>
</math>
</file>

<file path=Object 14/content.xml><?xml version="1.0" encoding="utf-8"?>
<math xmlns="http://www.w3.org/1998/Math/MathML" display="block">
  <semantics>
    <mrow>
      <mi>x</mi>
      <mo stretchy="false">=</mo>
      <mrow>
        <mo stretchy="false">±</mo>
        <mi>∞</mi>
      </mrow>
    </mrow>
    <annotation encoding="StarMath 5.0">x = +-∞</annotation>
  </semantics>
</math>
</file>

<file path=Object 1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row>
          <mrow>
            <mfrac>
              <mrow>
                <mrow>
                  <mo stretchy="false">∂</mo>
                  <mi>ψ</mi>
                </mrow>
                <mtext>*</mtext>
              </mrow>
              <mrow>
                <mo stretchy="false">∂</mo>
                <mi>x</mi>
              </mrow>
            </mfrac>
            <mo stretchy="false">⋅</mo>
            <mi>ψ</mi>
          </mrow>
          <mi mathvariant="italic">dx</mi>
        </mrow>
      </mrow>
      <mo stretchy="false">=</mo>
      <mrow>
        <mrow>
          <mo stretchy="false">−</mo>
          <mrow>
            <munderover>
              <mo stretchy="false">∫</mo>
              <mrow>
                <mo stretchy="false">−</mo>
                <mi>∞</mi>
              </mrow>
              <mi>∞</mi>
            </munderover>
            <mrow>
              <mi>ψ</mi>
              <mtext>*</mtext>
            </mrow>
          </mrow>
        </mrow>
        <mo stretchy="false">⋅</mo>
        <mfrac>
          <mrow>
            <mo stretchy="false">∂</mo>
            <mi>ψ</mi>
          </mrow>
          <mrow>
            <mo stretchy="false">∂</mo>
            <mi>x</mi>
          </mrow>
        </mfrac>
      </mrow>
    </mrow>
    <annotation encoding="StarMath 5.0">int from{-∞} to{∞} {{{{partial ψ} "*"} over {partial x}} cdot {ψ } dx} = - int from{-∞} to{∞} {ψ "*"} cdot {{partial ψ } over { partial x }}</annotation>
  </semantics>
</math>
</file>

<file path=Object 16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  <mi mathvariant="italic">dt</mi>
        </mfrac>
        <mo stretchy="false">=</mo>
        <mrow>
          <mo stretchy="false">−</mo>
          <mfrac>
            <mi mathvariant="italic">ih</mi>
            <mrow>
              <mn>2</mn>
              <mi>m</mi>
            </mrow>
          </mfrac>
        </mrow>
      </mrow>
      <mrow>
        <mrow>
          <munderover>
            <mo stretchy="false">∫</mo>
            <mrow>
              <mo stretchy="false">−</mo>
              <mi>∞</mi>
            </mrow>
            <mi>∞</mi>
          </munderover>
          <mrow>
            <mrow>
              <mrow>
                <mi>ψ</mi>
                <mtext>*</mtext>
              </mrow>
              <mo stretchy="false">⋅</mo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</mrow>
            <mi mathvariant="italic">dx</mi>
          </mrow>
        </mrow>
        <mo stretchy="false">−</mo>
        <mfrac>
          <mi mathvariant="italic">ih</mi>
          <mrow>
            <mn>2</mn>
            <mi>m</mi>
          </mrow>
        </mfrac>
      </mrow>
      <mrow>
        <munderover>
          <mo stretchy="false">∫</mo>
          <mrow>
            <mo stretchy="false">−</mo>
            <mi>∞</mi>
          </mrow>
          <mi>∞</mi>
        </munderover>
        <mrow>
          <mrow>
            <mrow>
              <mi>ψ</mi>
              <mtext>*</mtext>
            </mrow>
            <mo stretchy="false">⋅</mo>
            <mfrac>
              <mrow>
                <mo stretchy="false">∂</mo>
                <mi>ψ</mi>
              </mrow>
              <mrow>
                <mo stretchy="false">∂</mo>
                <mi>x</mi>
              </mrow>
            </mfrac>
          </mrow>
          <mi mathvariant="italic">dx</mi>
        </mrow>
      </mrow>
    </mrow>
    <annotation encoding="StarMath 5.0">{d langle x rangle} over {dt}  = - {{ ih } over { 2m }} int from{-∞} to{∞} {{ψ "*"} cdot {{{partial ψ}} over {partial x}} dx} - {{ ih } over { 2m }} int from{-∞} to{∞} {{ψ "*"} cdot {{{partial ψ}} over {partial x}} dx}</annotation>
  </semantics>
</math>
</file>

<file path=Object 17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  <mi mathvariant="italic">dt</mi>
        </mfrac>
        <mo stretchy="false">=</mo>
        <mrow>
          <mo stretchy="false">−</mo>
          <mfrac>
            <mi mathvariant="italic">ih</mi>
            <mi>m</mi>
          </mfrac>
        </mrow>
      </mrow>
      <mrow>
        <munderover>
          <mo stretchy="false">∫</mo>
          <mrow>
            <mo stretchy="false">−</mo>
            <mi>∞</mi>
          </mrow>
          <mi>∞</mi>
        </munderover>
        <mrow>
          <mrow>
            <mrow>
              <mi>ψ</mi>
              <mtext>*</mtext>
            </mrow>
            <mo stretchy="false">⋅</mo>
            <mfrac>
              <mrow>
                <mo stretchy="false">∂</mo>
                <mi>ψ</mi>
              </mrow>
              <mrow>
                <mo stretchy="false">∂</mo>
                <mi>x</mi>
              </mrow>
            </mfrac>
          </mrow>
          <mi mathvariant="italic">dx</mi>
        </mrow>
      </mrow>
    </mrow>
    <annotation encoding="StarMath 5.0">{d langle x rangle} over {dt}  = - {{ ih } over { m }} int from{-∞} to{∞} {{ψ "*"} cdot {{{partial ψ}} over {partial x}} dx}</annotation>
  </semantics>
</math>
</file>

<file path=Object 2/content.xml><?xml version="1.0" encoding="utf-8"?>
<math xmlns="http://www.w3.org/1998/Math/MathML" display="block">
  <semantics>
    <mrow>
      <mi>x</mi>
      <mo stretchy="false">=</mo>
      <mfrac>
        <mn>1</mn>
        <mfrac bevelled="true">
          <mn>1</mn>
          <mi>x</mi>
        </mfrac>
      </mfrac>
    </mrow>
    <annotation encoding="StarMath 5.0"> x = 1 over { 1 wideslash x }</annotation>
  </semantics>
</math>
</file>

<file path=Object 29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  <mi mathvariant="italic">dt</mi>
        </mfrac>
        <mo stretchy="false">=</mo>
        <mfrac>
          <mi mathvariant="italic">ih</mi>
          <mrow>
            <mn>2</mn>
            <mi>m</mi>
          </mrow>
        </mfrac>
      </mrow>
      <mrow>
        <munderover>
          <mo stretchy="false">∫</mo>
          <mrow>
            <mo stretchy="false">−</mo>
            <mi>∞</mi>
          </mrow>
          <mi>∞</mi>
        </munderover>
        <mi>x</mi>
      </mrow>
      <mfrac>
        <mo stretchy="false">∂</mo>
        <mrow>
          <mo stretchy="false">∂</mo>
          <mi>x</mi>
        </mrow>
      </mfrac>
      <mrow>
        <mo fence="true" form="prefix" stretchy="false">(</mo>
        <mrow>
          <mrow>
            <mrow>
              <mrow>
                <mi>ψ</mi>
                <mtext>*</mtext>
              </mrow>
              <mo stretchy="false">⋅</mo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</mrow>
            <mo stretchy="false">−</mo>
            <mrow>
              <mfrac>
                <mrow>
                  <mo stretchy="false">∂</mo>
                  <mi>ψ</mi>
                  <mtext>*</mtext>
                </mrow>
                <mrow>
                  <mo stretchy="false">∂</mo>
                  <mi>x</mi>
                </mrow>
              </mfrac>
              <mo stretchy="false">⋅</mo>
              <mi>ψ</mi>
            </mrow>
          </mrow>
        </mrow>
        <mo fence="true" form="postfix" stretchy="false">)</mo>
      </mrow>
      <mi mathvariant="italic">dx</mi>
    </mrow>
    <annotation encoding="StarMath 5.0">{d langle x rangle} over {dt} = { ih } over { 2m } int from{-∞} to{∞} x { partial over {partial x} } (  {ψ "*"} cdot {{{partial ψ}} over {partial x}} - {{{partial ψ "*"}} over {partial x}} cdot ψ ) dx</annotation>
  </semantics>
</math>
</file>

<file path=Object 3/content.xml><?xml version="1.0" encoding="utf-8"?>
<math xmlns="http://www.w3.org/1998/Math/MathML" display="block">
  <semantics>
    <mrow>
      <mrow>
        <msubsup>
          <mrow>
            <mrow>
              <mfrac>
                <mrow>
                  <mo fence="true" form="prefix" stretchy="false">(</mo>
                  <mrow>
                    <mrow>
                      <mrow>
                        <mrow>
                          <mi>ψ</mi>
                          <mtext>*</mtext>
                        </mrow>
                        <mo stretchy="false">⋅</mo>
                        <mfrac>
                          <mrow>
                            <mo stretchy="false">∂</mo>
                            <mi>ψ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stretchy="false">−</mo>
                      <mrow>
                        <mfrac>
                          <mrow>
                            <mo stretchy="false">∂</mo>
                            <mi>ψ</mi>
                            <mtext>*</mtext>
                          </mrow>
                          <mrow>
                            <mo stretchy="false">∂</mo>
                            <mi>x</mi>
                          </mrow>
                        </mfrac>
                        <mo stretchy="false">⋅</mo>
                        <mi>ψ</mi>
                      </mrow>
                    </mrow>
                  </mrow>
                  <mo fence="true" form="postfix" stretchy="false">)</mo>
                </mrow>
                <mfrac bevelled="true">
                  <mn>1</mn>
                  <mi>x</mi>
                </mfrac>
              </mfrac>
            </mrow>
            <mo fence="true" form="postfix" stretchy="true">|</mo>
          </mrow>
          <mrow>
            <mo stretchy="false">−</mo>
            <mi>∞</mi>
          </mrow>
          <mi>∞</mi>
        </msubsup>
        <mtext>=&gt;</mtext>
        <mfrac>
          <mo stretchy="false">∂</mo>
          <mrow>
            <mo stretchy="false">∂</mo>
            <mi>x</mi>
          </mrow>
        </mfrac>
        <mtext>=&gt;</mtext>
      </mrow>
      <msubsup>
        <mrow>
          <mrow>
            <mfrac>
              <mrow>
                <mrow>
                  <mo fence="true" form="prefix" stretchy="false">(</mo>
                  <mrow>
                    <mrow>
                      <mrow>
                        <mfrac>
                          <mrow>
                            <mo stretchy="false">∂</mo>
                            <mi>ψ</mi>
                            <mtext>*</mtext>
                          </mrow>
                          <mrow>
                            <mo stretchy="false">∂</mo>
                            <mi>x</mi>
                          </mrow>
                        </mfrac>
                        <mo stretchy="false">⋅</mo>
                        <mfrac>
                          <mrow>
                            <mo stretchy="false">∂</mo>
                            <mi>ψ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stretchy="false">+</mo>
                      <mrow>
                        <mrow>
                          <mi>ψ</mi>
                          <mtext>*</mtext>
                        </mrow>
                        <mo stretchy="false">⋅</mo>
                        <mfrac>
                          <mrow>
                            <msup>
                              <mo stretchy="false">∂</mo>
                              <mn>2</mn>
                            </msup>
                            <mi>ψ</mi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</mrow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i>ψ</mi>
                            <mtext>*</mtext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⋅</mo>
                        <mi>ψ</mi>
                      </mrow>
                      <mo stretchy="false">+</mo>
                      <mrow>
                        <mfrac>
                          <mrow>
                            <mo stretchy="false">∂</mo>
                            <mi>ψ</mi>
                            <mtext>*</mtext>
                          </mrow>
                          <mrow>
                            <mo stretchy="false">∂</mo>
                            <mi>x</mi>
                          </mrow>
                        </mfrac>
                        <mo stretchy="false">⋅</mo>
                        <mfrac>
                          <mrow>
                            <mo stretchy="false">∂</mo>
                            <mi>ψ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</mrow>
                  <mo fence="true" form="postfix" stretchy="false">)</mo>
                </mrow>
              </mrow>
              <mfrac bevelled="true">
                <mn>1</mn>
                <mn>1</mn>
              </mfrac>
            </mfrac>
          </mrow>
          <mo fence="true" form="postfix" stretchy="true">|</mo>
        </mrow>
        <mrow>
          <mo stretchy="false">−</mo>
          <mi>∞</mi>
        </mrow>
        <mi>∞</mi>
      </msubsup>
    </mrow>
    <annotation encoding="StarMath 5.0"> evaluate { ( {ψ "*"} cdot {{{partial ψ}} over {partial x}} - {{{partial ψ "*"}} over {partial x}} cdot ψ ) over  { 1 wideslash x } } from{-∞} to{∞}"=&gt;" partial over {partial x} "=&gt;" 
  evaluate { { ( {{partial ψ "*"} over {partial x}} cdot {{partial ψ} over {partial x}} + {ψ "*"} cdot {{partial ^ 2 ψ} over {partial x ^ 2}})- 
( {{partial ^ 2 ψ "*"} over {partial x ^ 2}} cdot  ψ + {{partial ψ "*"} over {partial x}} cdot {{partial ψ } over {partial x}})
 } over  { 1 wideslash 1 } } from{-∞} to{∞}  </annotation>
  </semantics>
</math>
</file>

<file path=Object 30/content.xml><?xml version="1.0" encoding="utf-8"?>
<math xmlns="http://www.w3.org/1998/Math/MathML" display="block">
  <semantics>
    <mrow>
      <mrow>
        <mi mathvariant="italic">du</mi>
        <mo stretchy="false">=</mo>
        <mi mathvariant="italic">dx</mi>
      </mrow>
      <mi>;</mi>
      <mrow>
        <mi>v</mi>
        <mo stretchy="false">=</mo>
        <mrow>
          <mrow>
            <mrow>
              <mi>ψ</mi>
              <mtext>*</mtext>
            </mrow>
            <mo stretchy="false">⋅</mo>
            <mfrac>
              <mrow>
                <mo stretchy="false">∂</mo>
                <mi>ψ</mi>
              </mrow>
              <mrow>
                <mo stretchy="false">∂</mo>
                <mi>x</mi>
              </mrow>
            </mfrac>
          </mrow>
          <mo stretchy="false">−</mo>
          <mrow>
            <mfrac>
              <mrow>
                <mo stretchy="false">∂</mo>
                <mi>ψ</mi>
                <mtext>*</mtext>
              </mrow>
              <mrow>
                <mo stretchy="false">∂</mo>
                <mi>x</mi>
              </mrow>
            </mfrac>
            <mo stretchy="false">⋅</mo>
            <mi>ψ</mi>
          </mrow>
        </mrow>
      </mrow>
    </mrow>
    <annotation encoding="StarMath 5.0">du = dx; v =  {ψ "*"} cdot {{{partial ψ}} over {partial x}} - {{{partial ψ "*"}} over {partial x}} cdot ψ </annotation>
  </semantics>
</math>
</file>

<file path=Object 31/content.xml><?xml version="1.0" encoding="utf-8"?>
<math xmlns="http://www.w3.org/1998/Math/MathML" display="block">
  <semantics>
    <mrow>
      <mrow>
        <mrow>
          <mfrac>
            <mrow>
              <mi>d</mi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</mrow>
            <mi mathvariant="italic">dt</mi>
          </mfrac>
          <mo stretchy="false">=</mo>
          <mfrac>
            <mi mathvariant="italic">ih</mi>
            <mrow>
              <mn>2</mn>
              <mi>m</mi>
            </mrow>
          </mfrac>
        </mrow>
        <mrow>
          <mrow>
            <mrow>
              <munderover>
                <mo stretchy="false">∫</mo>
                <mrow>
                  <mo stretchy="false">−</mo>
                  <mi>∞</mi>
                </mrow>
                <mi>∞</mi>
              </munderover>
              <mi>u</mi>
            </mrow>
            <mo stretchy="false">⋅</mo>
            <mi mathvariant="italic">dv</mi>
          </mrow>
          <mo stretchy="false">=</mo>
          <mfrac>
            <mi mathvariant="italic">ih</mi>
            <mrow>
              <mn>2</mn>
              <mi>m</mi>
            </mrow>
          </mfrac>
        </mrow>
      </mrow>
      <mrow>
        <mrow>
          <msubsup>
            <mrow>
              <mrow>
                <mrow>
                  <mi>u</mi>
                  <mo stretchy="false">⋅</mo>
                  <mi>v</mi>
                </mrow>
              </mrow>
              <mo fence="true" form="postfix" stretchy="true">|</mo>
            </mrow>
            <mrow>
              <mo stretchy="false">−</mo>
              <mi>∞</mi>
            </mrow>
            <mi>∞</mi>
          </msubsup>
          <mo stretchy="false">−</mo>
          <mfrac>
            <mi mathvariant="italic">ih</mi>
            <mrow>
              <mn>2</mn>
              <mi>m</mi>
            </mrow>
          </mfrac>
        </mrow>
        <mrow>
          <mrow>
            <mrow>
              <munderover>
                <mo stretchy="false">∫</mo>
                <mrow>
                  <mo stretchy="false">−</mo>
                  <mi>∞</mi>
                </mrow>
                <mi>∞</mi>
              </munderover>
              <mi>v</mi>
            </mrow>
            <mo stretchy="false">⋅</mo>
            <mi mathvariant="italic">du</mi>
          </mrow>
          <mo stretchy="false">=</mo>
          <mrow>
            <msubsup>
              <mrow>
                <mrow>
                  <mrow>
                    <mfrac>
                      <mi mathvariant="italic">ih</mi>
                      <mrow>
                        <mn>2</mn>
                        <mi>m</mi>
                      </mrow>
                    </mfrac>
                    <mo stretchy="false">⋅</mo>
                    <mi>x</mi>
                    <mo stretchy="false">⋅</mo>
                    <mrow>
                      <mo fence="true" form="prefix" stretchy="false">(</mo>
                      <mrow>
                        <mrow>
                          <mrow>
                            <mrow>
                              <mi>ψ</mi>
                              <mtext>*</mtext>
                            </mrow>
                            <mo stretchy="false">⋅</mo>
                            <mfrac>
                              <mrow>
                                <mo stretchy="false">∂</mo>
                                <mi>ψ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  <mo stretchy="false">−</mo>
                          <mrow>
                            <mfrac>
                              <mrow>
                                <mo stretchy="false">∂</mo>
                                <mi>ψ</mi>
                                <mtext>*</mtext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  <mo stretchy="false">⋅</mo>
                            <mi>ψ</mi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true">|</mo>
              </mrow>
              <mrow>
                <mo stretchy="false">−</mo>
                <mi>∞</mi>
              </mrow>
              <mi>∞</mi>
            </msubsup>
            <mo stretchy="false">−</mo>
            <mfrac>
              <mi mathvariant="italic">ih</mi>
              <mrow>
                <mn>2</mn>
                <mi>m</mi>
              </mrow>
            </mfrac>
          </mrow>
        </mrow>
        <mrow>
          <munderover>
            <mo stretchy="false">∫</mo>
            <mrow>
              <mo stretchy="false">−</mo>
              <mi>∞</mi>
            </mrow>
            <mi>∞</mi>
          </munderover>
          <mrow>
            <mrow>
              <mo fence="true" form="prefix" stretchy="false">(</mo>
              <mrow>
                <mrow>
                  <mrow>
                    <mrow>
                      <mi>ψ</mi>
                      <mtext>*</mtext>
                    </mrow>
                    <mo stretchy="false">⋅</mo>
                    <mfrac>
                      <mrow>
                        <mo stretchy="false">∂</mo>
                        <mi>ψ</mi>
                      </mrow>
                      <mrow>
                        <mo stretchy="false">∂</mo>
                        <mi>x</mi>
                      </mrow>
                    </mfrac>
                  </mrow>
                  <mo stretchy="false">−</mo>
                  <mrow>
                    <mfrac>
                      <mrow>
                        <mo stretchy="false">∂</mo>
                        <mi>ψ</mi>
                        <mtext>*</mtext>
                      </mrow>
                      <mrow>
                        <mo stretchy="false">∂</mo>
                        <mi>x</mi>
                      </mrow>
                    </mfrac>
                    <mo stretchy="false">⋅</mo>
                    <mi>ψ</mi>
                  </mrow>
                </mrow>
              </mrow>
              <mo fence="true" form="postfix" stretchy="false">)</mo>
            </mrow>
            <mi mathvariant="italic">dx</mi>
          </mrow>
        </mrow>
      </mrow>
    </mrow>
    <annotation encoding="StarMath 5.0">{d langle x rangle} over {dt}  = { ih } over { 2m } int from{-∞} to{∞} u cdot dv =  { ih } over { 2m } evaluate {u cdot v} from{-∞} to{∞} -  { ih } over { 2m } int from{-∞} to{∞} v cdot du = evaluate { { ih } over { 2m } cdot x cdot ( {ψ "*"} cdot {{{partial ψ}} over {partial x}} - {{{partial ψ "*"}} over {partial x}} cdot ψ ) } from{-∞} to{∞} - { ih } over { 2m } int from{-∞} to{∞} { ( {ψ "*"} cdot {{{partial ψ}} over {partial x}} - {{{partial ψ "*"}} over {partial x}} cdot ψ ) dx } 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x</mi>
      </mrow>
      <mi>;</mi>
      <mrow>
        <mi mathvariant="italic">dv</mi>
        <mo stretchy="false">=</mo>
        <mfrac>
          <mo stretchy="false">∂</mo>
          <mrow>
            <mo stretchy="false">∂</mo>
            <mi>x</mi>
          </mrow>
        </mfrac>
      </mrow>
      <mrow>
        <mo fence="true" form="prefix" stretchy="false">(</mo>
        <mrow>
          <mrow>
            <mrow>
              <mrow>
                <mi>ψ</mi>
                <mtext>*</mtext>
              </mrow>
              <mo stretchy="false">⋅</mo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</mrow>
            <mo stretchy="false">−</mo>
            <mrow>
              <mfrac>
                <mrow>
                  <mo stretchy="false">∂</mo>
                  <mi>ψ</mi>
                  <mtext>*</mtext>
                </mrow>
                <mrow>
                  <mo stretchy="false">∂</mo>
                  <mi>x</mi>
                </mrow>
              </mfrac>
              <mo stretchy="false">⋅</mo>
              <mi>ψ</mi>
            </mrow>
          </mrow>
        </mrow>
        <mo fence="true" form="postfix" stretchy="false">)</mo>
      </mrow>
      <mi mathvariant="italic">dx</mi>
    </mrow>
    <annotation encoding="StarMath 5.0">u = x; dv =  { partial over {partial x} } (  {ψ "*"} cdot {{{partial ψ}} over {partial x}} - {{{partial ψ "*"}} over {partial x}} cdot ψ ) dx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stretchy="false">±</mo>
        <mi>∞</mi>
      </mrow>
    </mrow>
    <annotation encoding="StarMath 5.0">x = +-∞</annotation>
  </semantics>
</math>
</file>

<file path=Object 6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  <mi mathvariant="italic">dt</mi>
        </mfrac>
        <mo stretchy="false">=</mo>
        <mrow>
          <mo stretchy="false">−</mo>
          <mfrac>
            <mi mathvariant="italic">ih</mi>
            <mrow>
              <mn>2</mn>
              <mi>m</mi>
            </mrow>
          </mfrac>
        </mrow>
      </mrow>
      <mrow>
        <munderover>
          <mo stretchy="false">∫</mo>
          <mrow>
            <mo stretchy="false">−</mo>
            <mi>∞</mi>
          </mrow>
          <mi>∞</mi>
        </munderover>
        <mrow>
          <mrow>
            <mo fence="true" form="prefix" stretchy="false">(</mo>
            <mrow>
              <mrow>
                <mrow>
                  <mrow>
                    <mi>ψ</mi>
                    <mtext>*</mtext>
                  </mrow>
                  <mo stretchy="false">⋅</mo>
                  <mfrac>
                    <mrow>
                      <mo stretchy="false">∂</mo>
                      <mi>ψ</mi>
                    </mrow>
                    <mrow>
                      <mo stretchy="false">∂</mo>
                      <mi>x</mi>
                    </mrow>
                  </mfrac>
                </mrow>
                <mo stretchy="false">−</mo>
                <mrow>
                  <mfrac>
                    <mrow>
                      <mo stretchy="false">∂</mo>
                      <mi>ψ</mi>
                      <mtext>*</mtext>
                    </mrow>
                    <mrow>
                      <mo stretchy="false">∂</mo>
                      <mi>x</mi>
                    </mrow>
                  </mfrac>
                  <mo stretchy="false">⋅</mo>
                  <mi>ψ</mi>
                </mrow>
              </mrow>
            </mrow>
            <mo fence="true" form="postfix" stretchy="false">)</mo>
          </mrow>
          <mi mathvariant="italic">dx</mi>
        </mrow>
      </mrow>
    </mrow>
    <annotation encoding="StarMath 5.0">{d langle x rangle} over {dt}  = - {{ ih } over { 2m }} int from{-∞} to{∞} { ( {ψ "*"} cdot {{{partial ψ}} over {partial x}} - {{{partial ψ "*"}} over {partial x}} cdot ψ ) dx } </annotation>
  </semantics>
</math>
</file>

<file path=Object 7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  <mi mathvariant="italic">dt</mi>
        </mfrac>
        <mo stretchy="false">=</mo>
        <mrow>
          <mo stretchy="false">−</mo>
          <mfrac>
            <mi mathvariant="italic">ih</mi>
            <mrow>
              <mn>2</mn>
              <mi>m</mi>
            </mrow>
          </mfrac>
        </mrow>
      </mrow>
      <mrow>
        <munderover>
          <mo stretchy="false">∫</mo>
          <mrow>
            <mo stretchy="false">−</mo>
            <mi>∞</mi>
          </mrow>
          <mi>∞</mi>
        </munderover>
        <mrow>
          <mrow>
            <mo fence="true" form="prefix" stretchy="false">(</mo>
            <mrow>
              <mrow>
                <mrow>
                  <mrow>
                    <mi>ψ</mi>
                    <mtext>*</mtext>
                  </mrow>
                  <mo stretchy="false">⋅</mo>
                  <mfrac>
                    <mrow>
                      <mo stretchy="false">∂</mo>
                      <mi>ψ</mi>
                    </mrow>
                    <mrow>
                      <mo stretchy="false">∂</mo>
                      <mi>x</mi>
                    </mrow>
                  </mfrac>
                </mrow>
                <mo stretchy="false">−</mo>
                <mrow>
                  <mfrac>
                    <mrow>
                      <mo stretchy="false">∂</mo>
                      <mi>ψ</mi>
                      <mtext>*</mtext>
                    </mrow>
                    <mrow>
                      <mo stretchy="false">∂</mo>
                      <mi>x</mi>
                    </mrow>
                  </mfrac>
                  <mo stretchy="false">⋅</mo>
                  <mi>ψ</mi>
                </mrow>
              </mrow>
            </mrow>
            <mo fence="true" form="postfix" stretchy="false">)</mo>
          </mrow>
          <mi mathvariant="italic">dx</mi>
        </mrow>
      </mrow>
    </mrow>
    <annotation encoding="StarMath 5.0">{d langle x rangle} over {dt}  = - {{ ih } over { 2m }} int from{-∞} to{∞} { ( {ψ "*"} cdot {{{partial ψ}} over {partial x}} - {{{partial ψ "*"}} over {partial x}} cdot ψ ) dx } </annotation>
  </semantics>
</math>
</file>

<file path=Object 8/content.xml><?xml version="1.0" encoding="utf-8"?>
<math xmlns="http://www.w3.org/1998/Math/MathML" display="block">
  <semantics>
    <mrow>
      <munderover>
        <mo stretchy="false">∫</mo>
        <mrow>
          <mo stretchy="false">−</mo>
          <mi>∞</mi>
        </mrow>
        <mi>∞</mi>
      </munderover>
      <mrow>
        <mrow>
          <mfrac>
            <mrow>
              <mo stretchy="false">∂</mo>
              <mi>ψ</mi>
              <mtext>*</mtext>
            </mrow>
            <mrow>
              <mo stretchy="false">∂</mo>
              <mi>x</mi>
            </mrow>
          </mfrac>
          <mo stretchy="false">⋅</mo>
          <mi>ψ</mi>
        </mrow>
        <mi mathvariant="italic">dx</mi>
      </mrow>
    </mrow>
    <annotation encoding="StarMath 5.0">int from{-∞} to{∞} {{{{partial ψ "*"}} over {partial x}} cdot {ψ} dx}</annotation>
  </semantics>
</math>
</file>

<file path=Object 9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  <mi mathvariant="italic">dt</mi>
        </mfrac>
        <mo stretchy="false">=</mo>
        <mrow>
          <mo stretchy="false">−</mo>
          <mfrac>
            <mi mathvariant="italic">ih</mi>
            <mrow>
              <mn>2</mn>
              <mi>m</mi>
            </mrow>
          </mfrac>
        </mrow>
      </mrow>
      <mrow>
        <mrow>
          <munderover>
            <mo stretchy="false">∫</mo>
            <mrow>
              <mo stretchy="false">−</mo>
              <mi>∞</mi>
            </mrow>
            <mi>∞</mi>
          </munderover>
          <mrow>
            <mrow>
              <mrow>
                <mi>ψ</mi>
                <mtext>*</mtext>
              </mrow>
              <mo stretchy="false">⋅</mo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</mrow>
            <mi mathvariant="italic">dx</mi>
          </mrow>
        </mrow>
        <mo stretchy="false">+</mo>
        <mfrac>
          <mi mathvariant="italic">ih</mi>
          <mrow>
            <mn>2</mn>
            <mi>m</mi>
          </mrow>
        </mfrac>
      </mrow>
      <mrow>
        <munderover>
          <mo stretchy="false">∫</mo>
          <mrow>
            <mo stretchy="false">−</mo>
            <mi>∞</mi>
          </mrow>
          <mi>∞</mi>
        </munderover>
        <mrow>
          <mrow>
            <mfrac>
              <mrow>
                <mo stretchy="false">∂</mo>
                <mi>ψ</mi>
                <mtext>*</mtext>
              </mrow>
              <mrow>
                <mo stretchy="false">∂</mo>
                <mi>x</mi>
              </mrow>
            </mfrac>
            <mo stretchy="false">⋅</mo>
            <mi>ψ</mi>
          </mrow>
          <mi mathvariant="italic">dx</mi>
        </mrow>
      </mrow>
    </mrow>
    <annotation encoding="StarMath 5.0">{d langle x rangle} over {dt} = - {{ ih } over { 2m }} int from{-∞} to{∞} {{ψ "*"} cdot {{{partial ψ}} over {partial x}} dx} + {{ ih } over { 2m }} int from{-∞} to{∞} { {{{partial ψ "*"}} over {partial x}} cdot ψ  dx } </annotation>
  </semantics>
</math>
</file>